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375c"/>
    </style:style>
    <style:style style:name="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7f113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15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7849d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5bdd3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P18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7849d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5bdd3" style:font-size-asian="10pt" style:font-size-complex="10pt"/>
    </style:style>
    <style:style style:name="P20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P21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rsid="0019bdf1" officeooo:paragraph-rsid="0019bdf1" style:font-size-asian="10pt" style:font-size-complex="10pt"/>
    </style:style>
    <style:style style:name="P22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officeooo:paragraph-rsid="0017849d"/>
    </style:style>
    <style:style style:name="P23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officeooo:paragraph-rsid="0015bdd3"/>
    </style:style>
    <style:style style:name="P24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officeooo:paragraph-rsid="000784d5"/>
    </style:style>
    <style:style style:name="P25" style:family="paragraph" style:parent-style-name="Text_20_body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20a5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a0f6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520a5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5a0f6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e43a9" officeooo:paragraph-rsid="00354345" style:font-size-asian="10pt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e43a9" officeooo:paragraph-rsid="0035a0f6" style:font-size-asian="10pt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4345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a0f6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20a5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4345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a0f6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17f113" officeooo:paragraph-rsid="0027d7db" style:font-size-asian="10pt" style:font-size-complex="10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17f113" officeooo:paragraph-rsid="003520a5" style:font-size-asian="10pt" style:font-size-complex="10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1d3811" officeooo:paragraph-rsid="0027d7db" style:font-size-asian="10pt" style:font-size-complex="10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20a5" style:font-size-asian="10pt" style:font-size-complex="10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4345" style:font-size-asian="10pt" style:font-size-complex="10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a0f6" style:font-size-asian="10pt" style:font-size-complex="10pt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35a0f6" style:font-size-asian="10pt" style:font-size-complex="10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804d8" style:font-size-asian="10pt" style:font-size-complex="10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3520a5" style:font-size-asian="10pt" style:font-size-complex="10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3520a5" style:font-size-asian="10pt" style:font-size-complex="10pt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20a5" style:font-size-asian="10pt" style:font-size-complex="10pt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4345" style:font-size-asian="10pt" style:font-size-complex="10pt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a0f6" style:font-size-asian="10pt" style:font-size-complex="10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520a5" style:font-size-asian="10pt" style:font-size-complex="10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5a0f6" style:font-size-asian="10pt" style:font-size-complex="10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354345" style:font-size-asian="10pt" style:font-size-complex="10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66" officeooo:paragraph-rsid="00354345" style:font-size-asian="10pt" style:font-size-complex="10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66" officeooo:paragraph-rsid="0035a0f6" style:font-size-asian="10pt" style:font-size-complex="10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da" officeooo:paragraph-rsid="00354345" style:font-size-asian="10pt" style:font-size-complex="10pt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da" officeooo:paragraph-rsid="0035a0f6" style:font-size-asian="10pt" style:font-size-complex="10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ebaa6" officeooo:paragraph-rsid="00354345" style:font-size-asian="10pt" style:font-size-complex="10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ebaa6" officeooo:paragraph-rsid="0035a0f6" style:font-size-asian="10pt" style:font-size-complex="10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20a5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4345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a0f6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399f4" officeooo:paragraph-rsid="003520a5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399f4" officeooo:paragraph-rsid="0035a0f6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ae99" officeooo:paragraph-rsid="003520a5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ae99" officeooo:paragraph-rsid="0035a0f6"/>
    </style:style>
    <style:style style:name="P67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style:text-underline-style="solid" style:text-underline-width="auto" style:text-underline-color="font-color" officeooo:rsid="0017f113" officeooo:paragraph-rsid="0027d7db" style:font-size-asian="10pt" style:font-size-complex="10pt"/>
    </style:style>
    <style:style style:name="P68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officeooo:rsid="00333ca9"/>
    </style:style>
    <style:style style:name="T4" style:family="text">
      <style:text-properties officeooo:rsid="000784d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dae5e" style:font-size-asian="10pt" style:font-size-complex="10pt"/>
    </style:style>
    <style:style style:name="T7" style:family="text">
      <style:text-properties fo:font-size="10pt" officeooo:rsid="0012cf0f" style:font-size-asian="10pt" style:font-size-complex="10pt"/>
    </style:style>
    <style:style style:name="T8" style:family="text">
      <style:text-properties fo:font-size="10pt" officeooo:rsid="0014ca9a" style:font-size-asian="10pt" style:font-size-complex="10pt"/>
    </style:style>
    <style:style style:name="T9" style:family="text">
      <style:text-properties fo:font-size="10pt" officeooo:rsid="0017f113" style:font-size-asian="10pt" style:font-size-complex="10pt"/>
    </style:style>
    <style:style style:name="T10" style:family="text">
      <style:text-properties fo:font-size="10pt" officeooo:rsid="00100429" style:font-size-asian="10pt" style:font-size-complex="10pt"/>
    </style:style>
    <style:style style:name="T11" style:family="text">
      <style:text-properties fo:font-size="10pt" officeooo:rsid="000fd72c" style:font-size-asian="10pt" style:font-size-complex="10pt"/>
    </style:style>
    <style:style style:name="T12" style:family="text">
      <style:text-properties fo:font-size="10pt" officeooo:rsid="002c2247" style:font-size-asian="10pt" style:font-size-complex="10pt"/>
    </style:style>
    <style:style style:name="T13" style:family="text">
      <style:text-properties fo:font-size="10pt" officeooo:rsid="003399f4" style:font-size-asian="10pt" style:font-size-complex="10pt"/>
    </style:style>
    <style:style style:name="T14" style:family="text">
      <style:text-properties fo:font-size="10pt" officeooo:rsid="0036709e" style:font-size-asian="10pt" style:font-size-complex="10pt"/>
    </style:style>
    <style:style style:name="T15" style:family="text">
      <style:text-properties fo:font-size="10pt" officeooo:rsid="0034ae99" style:font-size-asian="10pt" style:font-size-complex="10pt"/>
    </style:style>
    <style:style style:name="T16" style:family="text">
      <style:text-properties fo:font-size="10pt" officeooo:rsid="002d9ad2" style:font-size-asian="10pt" style:font-size-complex="10pt"/>
    </style:style>
    <style:style style:name="T17" style:family="text">
      <style:text-properties fo:font-size="10pt" officeooo:rsid="0034f435" style:font-size-asian="10pt" style:font-size-complex="10pt"/>
    </style:style>
    <style:style style:name="T18" style:family="text">
      <style:text-properties fo:font-size="10pt" officeooo:rsid="00337d86" style:font-size-asian="10pt" style:font-size-complex="10pt"/>
    </style:style>
    <style:style style:name="T19" style:family="text">
      <style:text-properties fo:font-size="10pt" officeooo:rsid="002c535f" style:font-size-asian="10pt" style:font-size-complex="10pt"/>
    </style:style>
    <style:style style:name="T20" style:family="text">
      <style:text-properties fo:font-size="10pt" officeooo:rsid="002f026e" style:font-size-asian="10pt" style:font-size-complex="10pt"/>
    </style:style>
    <style:style style:name="T21" style:family="text">
      <style:text-properties fo:font-size="10pt" officeooo:rsid="002e5006" style:font-size-asian="10pt" style:font-size-complex="10pt"/>
    </style:style>
    <style:style style:name="T22" style:family="text">
      <style:text-properties fo:font-size="10pt" officeooo:rsid="002fc3eb" style:font-size-asian="10pt" style:font-size-complex="10pt"/>
    </style:style>
    <style:style style:name="T23" style:family="text">
      <style:text-properties officeooo:rsid="000fd72c"/>
    </style:style>
    <style:style style:name="T24" style:family="text">
      <style:text-properties officeooo:rsid="00100429"/>
    </style:style>
    <style:style style:name="T25" style:family="text">
      <style:text-properties officeooo:rsid="0012cf0f"/>
    </style:style>
    <style:style style:name="T26" style:family="text">
      <style:text-properties officeooo:rsid="0014ca9a"/>
    </style:style>
    <style:style style:name="T27" style:family="text">
      <style:text-properties officeooo:rsid="003520a5"/>
    </style:style>
    <style:style style:name="T28" style:family="text">
      <style:text-properties officeooo:rsid="000dae5e"/>
    </style:style>
    <style:style style:name="T29" style:family="text">
      <style:text-properties officeooo:rsid="0017f113"/>
    </style:style>
    <style:style style:name="T30" style:family="text">
      <style:text-properties officeooo:rsid="004472e4"/>
    </style:style>
    <style:style style:name="T31" style:family="text">
      <style:text-properties officeooo:rsid="002e6bff"/>
    </style:style>
    <style:style style:name="T32" style:family="text">
      <style:text-properties officeooo:rsid="0041cbe1"/>
    </style:style>
    <style:style style:name="T33" style:family="text">
      <style:text-properties officeooo:rsid="003e43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172_3953744620"/><text:bookmark-start text:name="__DdeLink__204_3953744620"/><text:bookmark-start text:name="__DdeLink__178_3953744620"/><text:span text:style-name="T24">ALGEBRA </text:span><text:bookmark-start text:name="__DdeLink__170_3953744620"/><text:bookmark-end text:name="__DdeLink__172_3953744620"/>SKILL LEVEL 1:<text:bookmark-end text:name="__DdeLink__170_3953744620"/></text:p>
      <text:p text:style-name="P4"><text:bookmark-start text:name="__DdeLink__4_1051536132"/>INPUTS: </text:p>
      <text:p text:style-name="P8">X = 250 //ITEM PRICE</text:p>
      <text:p text:style-name="P9">V = 12% //<text:bookmark-start text:name="__DdeLink__6_1051536132"/>VA<text:span text:style-name="T4">LUE ADDED </text:span>T<text:span text:style-name="T4">AX (VAT)</text:span><text:bookmark-end text:name="__DdeLink__6_1051536132"/></text:p>
      <text:p text:style-name="P12"><text:bookmark-start text:name="__DdeLink__324_4260413120"/>Q = ? //ITEM PRICE WITH VAT</text:p>
      <text:p text:style-name="P12"><text:bookmark-end text:name="__DdeLink__324_4260413120"/></text:p>
      <text:p text:style-name="P13"><text:span text:style-name="T6">TANONG</text:span><text:span text:style-name="T5">: WHAT IS ITEM PRICE WITH VAT?</text:span></text:p>
      <text:p text:style-name="P13"><text:span text:style-name="T6">SAGOT</text:span><text:span text:style-name="T5">:</text:span><text:bookmark-end text:name="__DdeLink__4_1051536132"/></text:p>
      <text:p text:style-name="P8"/>
      <text:p text:style-name="P8"/>
      <text:p text:style-name="P8"/>
      <text:p text:style-name="P8"/>
      <text:p text:style-name="P8"/>
      <text:p text:style-name="P37"/>
      <text:p text:style-name="P37"/>
      <text:p text:style-name="P37"/>
      <text:p text:style-name="P37"/>
      <text:p text:style-name="P37"><text:bookmark-start text:name="__DdeLink__321_4260413120"/><text:bookmark-start text:name="__DdeLink__327_4260413120"/></text:p>
      <text:p text:style-name="P11"><text:bookmark-end text:name="__DdeLink__327_4260413120"/><text:bookmark-end text:name="__DdeLink__321_4260413120"/></text:p>
      <text:p text:style-name="P11"/>
      <text:p text:style-name="P11"/>
      <text:p text:style-name="P11"/>
      <text:p text:style-name="P11"/>
      <text:p text:style-name="P11"/>
      <text:p text:style-name="P11"/>
      <text:p text:style-name="P8"><text:bookmark-start text:name="__DdeLink__1494_253292303"/><text:bookmark-start text:name="__DdeLink__196_3953744620"/><text:bookmark-end text:name="__DdeLink__178_3953744620"/>-----<text:bookmark-end text:name="__DdeLink__1494_253292303"/><text:bookmark-end text:name="__DdeLink__196_3953744620"/><text:bookmark-end text:name="__DdeLink__204_3953744620"/></text:p>
      <text:p text:style-name="P7"><text:bookmark-start text:name="__DdeLink__172_39537446201"/><text:bookmark-start text:name="__DdeLink__186_3953744620"/><text:span text:style-name="T24">ALGEBRA </text:span><text:bookmark-start text:name="__DdeLink__170_39537446201"/><text:bookmark-end text:name="__DdeLink__172_39537446201"/>SKILL LEVEL <text:span text:style-name="T25">2</text:span>:<text:bookmark-end text:name="__DdeLink__186_3953744620"/><text:bookmark-end text:name="__DdeLink__170_39537446201"/></text:p>
      <text:p text:style-name="P5"><text:bookmark-start text:name="__DdeLink__4_10515361321"/>INPUTS: </text:p>
      <text:p text:style-name="P10"><text:bookmark-start text:name="__DdeLink__191_3953744620"/>X = ? //ITEM PRICE</text:p>
      <text:p text:style-name="P10">V = 12% //<text:bookmark-start text:name="__DdeLink__6_10515361321"/>VA<text:span text:style-name="T4">LUE ADDED </text:span>T<text:span text:style-name="T4">AX (VAT)</text:span><text:bookmark-end text:name="__DdeLink__6_10515361321"/></text:p>
      <text:p text:style-name="P14"><text:span text:style-name="T8">Q</text:span><text:span text:style-name="T7"> = 364 //ITEM PRICE WITH VAT</text:span><text:bookmark-end text:name="__DdeLink__191_3953744620"/></text:p>
      <text:p text:style-name="P10"/>
      <text:p text:style-name="P14"><text:span text:style-name="T6">TANONG</text:span><text:span text:style-name="T5">: </text:span><text:bookmark-start text:name="__DdeLink__194_3953744620"/><text:span text:style-name="T5">WHAT IS ITEM PRICE </text:span><text:span text:style-name="T7">WITHOUT VAT</text:span><text:span text:style-name="T5">?</text:span><text:bookmark-end text:name="__DdeLink__194_3953744620"/></text:p>
      <text:p text:style-name="P14"><text:span text:style-name="T6">SAGOT</text:span><text:span text:style-name="T5">:</text:span><text:bookmark-end text:name="__DdeLink__4_10515361321"/></text:p>
      <text:p text:style-name="P10"/>
      <text:p text:style-name="P8"/>
      <text:p text:style-name="P8"/>
      <text:p text:style-name="P8"/>
      <text:p text:style-name="P8"/>
      <text:p text:style-name="P3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pan text:style-name="T24">A</text:span><text:bookmark-start text:name="__DdeLink__172_39537446202"/><text:bookmark-start text:name="__DdeLink__178_39537446201"/><text:span text:style-name="T24">LGEBRA </text:span><text:bookmark-start text:name="__DdeLink__170_39537446202"/><text:bookmark-end text:name="__DdeLink__172_39537446202"/><text:span text:style-name="T23">SKILL LEVEL 1:</text:span><text:bookmark-end text:name="__DdeLink__170_39537446202"/></text:p>
      <text:p text:style-name="P15"><text:bookmark-start text:name="__DdeLink__4_10515361322"/>INPUTS: </text:p>
      <text:p text:style-name="P18">X = 250 //ITEM PRICE</text:p>
      <text:p text:style-name="P18">V = 12% //<text:bookmark-start text:name="__DdeLink__6_10515361322"/>VA<text:span text:style-name="T4">LUE ADDED </text:span>T<text:span text:style-name="T4">AX (VAT)</text:span><text:bookmark-end text:name="__DdeLink__6_10515361322"/></text:p>
      <text:p text:style-name="P21">Q = ? //ITEM PRICE WITH VAT</text:p>
      <text:p text:style-name="P21"/>
      <text:p text:style-name="P22"><text:span text:style-name="T6">TANONG</text:span><text:span text:style-name="T5">: WHAT IS ITEM PRICE WITH VAT?</text:span></text:p>
      <text:p text:style-name="P22"><text:span text:style-name="T6">SAGOT</text:span><text:span text:style-name="T5">:</text:span><text:bookmark-end text:name="__DdeLink__4_10515361322"/></text:p>
      <text:p text:style-name="P18"><text:bookmark-end text:name="__DdeLink__178_39537446201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8"/>
      <text:p text:style-name="P18"><text:bookmark-start text:name="__DdeLink__196_39537446201"/>-----<text:bookmark-end text:name="__DdeLink__196_39537446201"/></text:p>
      <text:p text:style-name="P16"><text:bookmark-start text:name="__DdeLink__172_395374462011"/><text:span text:style-name="T24">ALGEBRA </text:span><text:bookmark-start text:name="__DdeLink__170_395374462011"/><text:bookmark-end text:name="__DdeLink__172_395374462011"/><text:span text:style-name="T23">SKILL LEVEL </text:span><text:span text:style-name="T25">2</text:span><text:span text:style-name="T23">:</text:span><text:bookmark-end text:name="__DdeLink__170_395374462011"/></text:p>
      <text:p text:style-name="P17">INPUTS: </text:p>
      <text:p text:style-name="P19">X = ? //ITEM PRICE</text:p>
      <text:p text:style-name="P19">V = 12% //<text:bookmark-start text:name="__DdeLink__6_105153613211"/>VA<text:span text:style-name="T4">LUE ADDED </text:span>T<text:span text:style-name="T4">AX (VAT)</text:span><text:bookmark-end text:name="__DdeLink__6_105153613211"/></text:p>
      <text:p text:style-name="P19"><text:span text:style-name="T26">Q</text:span><text:span text:style-name="T25"> = 364 //ITEM PRICE WITH VAT</text:span></text:p>
      <text:p text:style-name="P20"/>
      <text:p text:style-name="P23"><text:span text:style-name="T6">TANONG</text:span><text:span text:style-name="T5">: WHAT IS ITEM PRICE </text:span><text:span text:style-name="T7">WITHOUT VAT</text:span><text:span text:style-name="T5">?</text:span></text:p>
      <text:p text:style-name="P24"><text:span text:style-name="T6">SAGOT</text:span><text:span text:style-name="T5">: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bookmark-start text:name="__DdeLink__186_395374462011"/><text:bookmark-start text:name="__DdeLink__1476_253292303"/><text:bookmark-start text:name="__DdeLink__172_3953744620121"/><text:soft-page-break/><text:span text:style-name="T10">ALGEBRA </text:span><text:bookmark-start text:name="__DdeLink__170_3953744620121"/><text:bookmark-end text:name="__DdeLink__172_3953744620121"/><text:span text:style-name="T11">SKILL LEVEL </text:span><text:span text:style-name="T12">3</text:span><text:span text:style-name="T11">:</text:span><text:bookmark-end text:name="__DdeLink__186_395374462011"/><text:bookmark-end text:name="__DdeLink__170_3953744620121"/></text:p>
      <text:p text:style-name="P26"><text:bookmark-start text:name="__DdeLink__4_1051536132111"/>INPUTS: </text:p>
      <text:p text:style-name="P28">S = 600K //EXCESS STOCK IN WAREHOUSE (JAPAN)</text:p>
      <text:p text:style-name="P60"><text:span text:style-name="T13">D</text:span><text:span text:style-name="T12"> </text:span><text:span text:style-name="T13">= 180 //</text:span><text:span text:style-name="T14">IN USD OF </text:span><text:span text:style-name="T13">EACH STOCK </text:span></text:p>
      <text:p text:style-name="P60"><text:span text:style-name="T15">L</text:span><text:span text:style-name="T12"> </text:span><text:span text:style-name="T13">= ? //</text:span><text:span text:style-name="T15">LOSS</text:span></text:p>
      <text:p text:style-name="P48"/>
      <text:p text:style-name="P63"><text:span text:style-name="T12">N</text:span><text:span text:style-name="T5">OTES:</text:span></text:p>
      <text:p text:style-name="P51">1) USD = UNITED STATES DOLLAR</text:p>
      <text:p text:style-name="P51">2) PHP = PHILIPPINE PESO</text:p>
      <text:p text:style-name="P65"><text:span text:style-name="T5">3) </text:span><text:span text:style-name="T13">USD1 : PHP54</text:span></text:p>
      <text:p text:style-name="P48"/>
      <text:p text:style-name="P60"><text:span text:style-name="T6">TANONG</text:span><text:span text:style-name="T5">: </text:span><text:span text:style-name="T16">WHAT </text:span><text:span text:style-name="T17">IS THE LOSS IN PHP?</text:span></text:p>
      <text:p text:style-name="P51"><text:span text:style-name="T28">SAGOT</text:span><text:span text:style-name="T29">:</text:span></text:p>
      <text:p text:style-name="P40"><text:bookmark-end text:name="__DdeLink__4_1051536132111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>-----</text:p>
      <text:p text:style-name="P35"><text:bookmark-start text:name="__DdeLink__692_3896926802"/><text:bookmark-start text:name="__DdeLink__645_38969268021"/><text:bookmark-start text:name="__DdeLink__938_210719473"/><text:bookmark-start text:name="__DdeLink__186_39537446201"/><text:bookmark-start text:name="__DdeLink__172_395374462012"/><text:span text:style-name="T10">ALGEBRA </text:span><text:bookmark-start text:name="__DdeLink__170_395374462012"/><text:bookmark-end text:name="__DdeLink__172_395374462012"/><text:span text:style-name="T11">SKILL LEVEL </text:span><text:span text:style-name="T18">4</text:span><text:span text:style-name="T11">:</text:span><text:bookmark-end text:name="__DdeLink__186_39537446201"/><text:bookmark-end text:name="__DdeLink__170_395374462012"/></text:p>
      <text:p text:style-name="P30">TECHNIQUE・METHOD:<text:bookmark-start text:name="__DdeLink__4_105153613211"/></text:p>
      <text:p text:style-name="P61"><text:span text:style-name="T12">P</text:span><text:bookmark-start text:name="__DdeLink__191_39537446201"/><text:span text:style-name="T5"> </text:span><text:span text:style-name="T12">= <text:s/>1/((A/B)^2)</text:span></text:p>
      <text:p text:style-name="P49"/>
      <text:p text:style-name="P32"><text:bookmark-start text:name="__DdeLink__702_3896926802"/>INPUTS: </text:p>
      <text:p text:style-name="P49">P = 1.78 //<text:span text:style-name="T30">PRICE ELASTICITY: </text:span><text:span text:style-name="T31">PlayStation Sales Results</text:span></text:p>
      <text:p text:style-name="P54">A = 10K //<text:span text:style-name="T30">NEW PRICE</text:span></text:p>
      <text:p text:style-name="P56">B <text:span text:style-name="T32">= </text:span>? //<text:span text:style-name="T30">PREV PRICE</text:span><text:bookmark-end text:name="__DdeLink__938_210719473"/><text:bookmark-end text:name="__DdeLink__702_3896926802"/></text:p>
      <text:p text:style-name="P54"/>
      <text:p text:style-name="P49">NOTES:: </text:p>
      <text:p text:style-name="P58"><text:span text:style-name="T33">1) </text:span>P&lt;1 = necessity, i.e. people buy with less and less regard for price; example (at present): insulin medicine</text:p>
      <text:p text:style-name="P61"><text:span text:style-name="T19">2) </text:span><text:span text:style-name="T20">Halimbawa</text:span><text:span text:style-name="T19">: </text:span><text:span text:style-name="T20">Year </text:span><text:span text:style-name="T19">2020, </text:span><text:span text:style-name="T20">Filipino family bumibili ng PlayStation 4 Console + Minecraft Dungeons @PHP10K</text:span></text:p>
      <text:p text:style-name="P42"><text:bookmark-end text:name="__DdeLink__191_39537446201"/></text:p>
      <text:p text:style-name="P61"><text:bookmark-start text:name="__DdeLink__944_210719473"/><text:span text:style-name="T6">TANONG</text:span><text:span text:style-name="T5">: </text:span><text:span text:style-name="T16">WHAT SHOULD THE PREV PRICE BE TO ACHIEVE </text:span><text:span text:style-name="T21">NEW PRICE OF </text:span><text:span text:style-name="T16">10</text:span><text:span text:style-name="T22">K</text:span><text:span text:style-name="T16">?</text:span></text:p>
      <text:p text:style-name="P61"><text:bookmark-end text:name="__DdeLink__645_38969268021"/><text:bookmark-end text:name="__DdeLink__4_105153613211"/><text:span text:style-name="T6">SAGOT</text:span><text:span text:style-name="T9">:</text:span><text:bookmark-end text:name="__DdeLink__692_3896926802"/><text:bookmark-end text:name="__DdeLink__944_210719473"/><text:bookmark-end text:name="__DdeLink__1476_253292303"/></text:p>
      <text:p text:style-name="P53"/>
      <text:p text:style-name="P40"/>
      <text:p text:style-name="P40"/>
      <text:p text:style-name="P40"/>
      <text:p text:style-name="P40"/>
      <text:p text:style-name="P38"/>
      <text:p text:style-name="P38"/>
      <text:p text:style-name="P38"/>
      <text:p text:style-name="P38"/>
      <text:p text:style-name="P38"><text:bookmark-start text:name="__DdeLink__321_42604131202"/><text:bookmark-start text:name="__DdeLink__327_42604131202"/></text:p>
      <text:p text:style-name="P47"><text:bookmark-end text:name="__DdeLink__321_42604131202"/><text:bookmark-end text:name="__DdeLink__327_42604131202"/></text:p>
      <text:p text:style-name="P47"/>
      <text:p text:style-name="P47"/>
      <text:p text:style-name="P47"/>
      <text:p text:style-name="P47"/>
      <text:p text:style-name="P47"/>
      <text:p text:style-name="P36"><text:bookmark-start text:name="__DdeLink__186_3953744620111"/><text:bookmark-start text:name="__DdeLink__172_39537446201211"/><text:span text:style-name="T10">ALGEBRA </text:span><text:bookmark-start text:name="__DdeLink__170_39537446201211"/><text:bookmark-end text:name="__DdeLink__172_39537446201211"/><text:span text:style-name="T11">SKILL LEVEL </text:span><text:span text:style-name="T12">3</text:span><text:span text:style-name="T11">:</text:span><text:bookmark-end text:name="__DdeLink__186_3953744620111"/><text:bookmark-end text:name="__DdeLink__170_39537446201211"/></text:p>
      <text:p text:style-name="P27"><text:bookmark-start text:name="__DdeLink__4_10515361321111"/>INPUTS: </text:p>
      <text:p text:style-name="P29">S = 600K //EXCESS STOCK IN WAREHOUSE (JAPAN)</text:p>
      <text:p text:style-name="P62"><text:span text:style-name="T13">D</text:span><text:span text:style-name="T12"> </text:span><text:span text:style-name="T13">= 180 //</text:span><text:span text:style-name="T14">IN USD OF </text:span><text:span text:style-name="T13">EACH STOCK </text:span></text:p>
      <text:p text:style-name="P62"><text:span text:style-name="T15">L</text:span><text:span text:style-name="T12"> </text:span><text:span text:style-name="T13">= ? //</text:span><text:span text:style-name="T15">LOSS</text:span></text:p>
      <text:p text:style-name="P50"/>
      <text:p text:style-name="P64"><text:span text:style-name="T12">N</text:span><text:span text:style-name="T5">OTES:</text:span></text:p>
      <text:p text:style-name="P52">1) USD = UNITED STATES DOLLAR</text:p>
      <text:p text:style-name="P52">2) PHP = PHILIPPINE PESO</text:p>
      <text:p text:style-name="P66"><text:span text:style-name="T5">3) </text:span><text:span text:style-name="T13">USD1 : PHP54</text:span></text:p>
      <text:p text:style-name="P50"/>
      <text:p text:style-name="P62"><text:span text:style-name="T6">TANONG</text:span><text:span text:style-name="T5">: </text:span><text:span text:style-name="T16">WHAT </text:span><text:span text:style-name="T17">IS THE LOSS IN PHP?</text:span></text:p>
      <text:p text:style-name="P52"><text:span text:style-name="T28">SAGOT</text:span><text:span text:style-name="T29">:</text:span></text:p>
      <text:p text:style-name="P43"><text:bookmark-end text:name="__DdeLink__4_10515361321111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-----</text:p>
      <text:p text:style-name="P36"><text:bookmark-start text:name="__DdeLink__172_3953744620122"/><text:bookmark-start text:name="__DdeLink__692_38969268021"/><text:bookmark-start text:name="__DdeLink__645_389692680211"/><text:bookmark-start text:name="__DdeLink__938_2107194731"/><text:bookmark-start text:name="__DdeLink__186_395374462012"/><text:span text:style-name="T10">ALGEBRA </text:span><text:bookmark-start text:name="__DdeLink__170_3953744620122"/><text:bookmark-end text:name="__DdeLink__172_3953744620122"/><text:span text:style-name="T11">SKILL LEVEL </text:span><text:span text:style-name="T18">4</text:span><text:span text:style-name="T11">:</text:span><text:bookmark-end text:name="__DdeLink__186_395374462012"/><text:bookmark-end text:name="__DdeLink__170_3953744620122"/></text:p>
      <text:p text:style-name="P31">TECHNIQUE・METHOD:<text:bookmark-start text:name="__DdeLink__4_1051536132112"/></text:p>
      <text:p text:style-name="P62"><text:span text:style-name="T12">P</text:span><text:bookmark-start text:name="__DdeLink__191_395374462011"/><text:span text:style-name="T5"> </text:span><text:span text:style-name="T12">= <text:s/>1/((A/B)^2)</text:span></text:p>
      <text:p text:style-name="P50"/>
      <text:p text:style-name="P33"><text:bookmark-start text:name="__DdeLink__702_38969268021"/>INPUTS: </text:p>
      <text:p text:style-name="P50">P = 1.78 //<text:span text:style-name="T30">PRICE ELASTICITY: </text:span><text:span text:style-name="T31">PlayStation Sales Results</text:span></text:p>
      <text:p text:style-name="P55">A = 10K //<text:span text:style-name="T30">NEW PRICE</text:span></text:p>
      <text:p text:style-name="P57">B <text:span text:style-name="T32">= </text:span>? //<text:span text:style-name="T30">PREV PRICE</text:span><text:bookmark-end text:name="__DdeLink__938_2107194731"/><text:bookmark-end text:name="__DdeLink__702_38969268021"/></text:p>
      <text:p text:style-name="P55"/>
      <text:p text:style-name="P50">NOTES:: </text:p>
      <text:p text:style-name="P59"><text:span text:style-name="T33">1) </text:span>P&lt;1 = necessity, i.e. people buy with less and less regard for price; example (at present): insulin medicine</text:p>
      <text:p text:style-name="P62"><text:span text:style-name="T19">2) </text:span><text:span text:style-name="T20">Halimbawa</text:span><text:span text:style-name="T19">: </text:span><text:span text:style-name="T20">Year </text:span><text:span text:style-name="T19">2020, </text:span><text:span text:style-name="T20">Filipino family bumibili ng PlayStation 4 Console + Minecraft Dungeons @PHP10K</text:span></text:p>
      <text:p text:style-name="P43"><text:bookmark-end text:name="__DdeLink__191_395374462011"/></text:p>
      <text:p text:style-name="P62"><text:bookmark-start text:name="__DdeLink__944_2107194731"/><text:span text:style-name="T6">TANONG</text:span><text:span text:style-name="T5">: </text:span><text:span text:style-name="T16">WHAT SHOULD THE PREV PRICE BE TO ACHIEVE </text:span><text:span text:style-name="T21">NEW PRICE OF </text:span><text:span text:style-name="T16">10</text:span><text:span text:style-name="T22">K</text:span><text:span text:style-name="T16">?</text:span></text:p>
      <text:p text:style-name="P44"><text:bookmark-end text:name="__DdeLink__4_1051536132112"/><text:bookmark-end text:name="__DdeLink__645_389692680211"/><text:span text:style-name="T28">SAGOT</text:span><text:span text:style-name="T29">:</text:span><text:bookmark-end text:name="__DdeLink__692_38969268021"/><text:bookmark-end text:name="__DdeLink__944_2107194731"/></text:p>
      <text:p text:style-name="P25"/>
      <text:p text:style-name="P9"/>
      <text:p text:style-name="P9"/>
      <text:p text:style-name="P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333ca9"/>
    </style:style>
    <style:style style:name="MT4" style:family="text">
      <style:text-properties officeooo:rsid="003520a5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<text:span text:style-name="MT3">2</text:span><text:span text:style-name="MT4">7</text:span></text:p>
        <text:p text:style-name="MP3">@open source: Apache License, Version 2.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dc:date>2020-11-27T15:39:40.634992992</dc:date>
    <meta:editing-duration>PT1H14M31S</meta:editing-duration>
    <meta:editing-cycles>45</meta:editing-cycles>
    <meta:generator>LibreOffice/6.4.6.2$Linux_X86_64 LibreOffice_project/40$Build-2</meta:generator>
    <meta:print-date>2020-11-27T15:31:59.365189033</meta:print-date>
    <meta:document-statistic meta:table-count="0" meta:image-count="0" meta:object-count="0" meta:page-count="2" meta:paragraph-count="84" meta:word-count="418" meta:character-count="2198" meta:non-whitespace-character-count="1854"/>
  </office:meta>
</office:document-meta>
</file>